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A9925FD2.png" manifest:media-type="image/png"/>
  <manifest:file-entry manifest:full-path="Pictures/100000010000020000000200CA8029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 loext:decorative="false"/>
    </style:style>
    <style:style style:name="gr2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116cm" fo:min-width="4.0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162cm" fo:min-width="2.212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3.148cm" fo:min-width="3.398cm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23cm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505cm" fo:min-width="2.33cm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881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4.166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84cm" loext:decorative="false"/>
      <style:paragraph-properties style:writing-mode="lr-tb"/>
    </style:style>
    <style:style style:name="gr12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  <style:text-properties style:font-name="IBM Plex Sans"/>
    </style:style>
    <style:style style:name="P2" style:family="paragraph">
      <loext:graphic-properties draw:fill="none" draw:fill-color="#ffffff"/>
      <style:text-properties fo:color="#8d281e" loext:opacity="100%" style:font-name="IBM Plex Sans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IBM Plex Sans" fo:font-size="14pt" style:font-size-asian="14pt" style:font-size-complex="14pt"/>
    </style:style>
    <style:style style:name="P4" style:family="paragraph">
      <style:text-properties fo:color="#757575" loext:opacity="100%" fo:font-weight="bold"/>
    </style:style>
    <style:style style:name="P5" style:family="paragraph">
      <loext:graphic-properties draw:fill="none" draw:fill-color="#ffffff"/>
      <style:text-properties fo:color="#757575" loext:opacity="100%" style:font-name="IBM Plex Sans" fo:font-size="10pt" fo:font-weight="bold" style:font-size-asian="10pt" style:font-size-complex="10pt"/>
    </style:style>
    <style:style style:name="P6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8d281e" loext:opacity="100%" style:font-name="IBM Plex Sans" fo:font-size="10.5pt" style:font-size-asian="10.5pt" style:font-size-complex="10.5pt"/>
    </style:style>
    <style:style style:name="T2" style:family="text">
      <style:text-properties style:font-name="IBM Plex Sans" fo:font-size="10.5pt" style:font-size-asian="10.5pt" style:font-size-complex="10.5pt"/>
    </style:style>
    <style:style style:name="T3" style:family="text">
      <style:text-properties style:font-name="IBM Plex Sans" fo:font-size="11pt" style:font-size-asian="11pt" style:font-size-complex="11pt"/>
    </style:style>
    <style:style style:name="T4" style:family="text">
      <style:text-properties fo:color="#069a2e" loext:opacity="100%" style:font-name="IBM Plex Sans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cm" svg:y1="2cm" svg:x2="4.488cm" svg:y2="2cm">
          <text:p/>
        </draw:line>
        <draw:custom-shape draw:style-name="gr2" draw:text-style-name="P1" draw:layer="layout" svg:width="4.6cm" svg:height="1.4cm" svg:x="1.6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17cm" svg:height="0.751cm" svg:x="1.4cm" svg:y="0.7cm">
          <draw:text-box>
            <text:p><text:span text:style-name="T1">Infrastructure VLAN</text:span></text:p>
          </draw:text-box>
        </draw:frame>
        <draw:custom-shape draw:style-name="gr4" draw:text-style-name="P1" draw:layer="layout" svg:width="2.8cm" svg:height="2.5cm" svg:x="5.2cm" svg:y="0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3.5cm" svg:x="11cm" svg:y="0.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xml:id="id4" draw:id="id4" draw:layer="layout" svg:width="2.864cm" svg:height="0.764cm" svg:x="11.536cm" svg:y="0.5cm">
          <draw:text-box>
            <text:p><text:span text:style-name="T2">Container0</text:span></text:p>
          </draw:text-box>
        </draw:frame>
        <draw:line draw:style-name="gr1" draw:text-style-name="P1" draw:layer="layout" svg:x1="3.3cm" svg:y1="2cm" svg:x2="1.788cm" svg:y2="2cm">
          <text:p/>
        </draw:line>
        <draw:frame draw:style-name="gr7" draw:text-style-name="P5" draw:layer="layout" svg:width="2.295cm" svg:height="0.751cm" svg:x="5.401cm" svg:y="3.201cm">
          <draw:text-box>
            <text:p text:style-name="P4"><text:span text:style-name="T2">Router VM</text:span></text:p>
          </draw:text-box>
        </draw:frame>
        <draw:frame draw:style-name="gr8" draw:text-style-name="P3" xml:id="id1" draw:id="id1" draw:layer="layout" svg:width="2.864cm" svg:height="0.789cm" svg:x="11.536cm" svg:y="1.6cm">
          <draw:text-box>
            <text:p><text:span text:style-name="T3">Container1</text:span></text:p>
          </draw:text-box>
        </draw:frame>
        <draw:frame draw:style-name="gr9" draw:text-style-name="P5" draw:layer="layout" svg:width="2.456cm" svg:height="0.751cm" svg:x="11.702cm" svg:y="3.602cm">
          <draw:text-box>
            <text:p text:style-name="P4"><text:span text:style-name="T2">Hosting VM</text:span></text:p>
          </draw:text-box>
        </draw:frame>
        <draw:custom-shape draw:style-name="gr10" draw:text-style-name="P1" draw:layer="layout" svg:width="4.7cm" svg:height="2.4cm" svg:x="7cm" svg:y="0.7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584cm" svg:height="0.751cm" svg:x="7cm" svg:y="0.101cm">
          <draw:text-box>
            <text:p><text:span text:style-name="T4">Container VLAN</text:span></text:p>
          </draw:text-box>
        </draw:frame>
        <draw:frame draw:style-name="gr8" draw:text-style-name="P3" xml:id="id3" draw:id="id3" draw:layer="layout" svg:width="2.864cm" svg:height="0.789cm" svg:x="11.536cm" svg:y="2.701cm">
          <draw:text-box>
            <text:p><text:span text:style-name="T3">Container2</text:span></text:p>
          </draw:text-box>
        </draw:frame>
        <draw:connector draw:style-name="gr12" draw:text-style-name="P7" draw:layer="layout" draw:type="line" svg:x1="11.536cm" svg:y1="1.994cm" svg:x2="9.8cm" svg:y2="2cm" draw:start-shape="id1" draw:start-glue-point="3" draw:end-shape="id2" draw:end-glue-point="1" svg:d="M11536 1994l-1736 6" svg:viewBox="0 0 1737 7">
          <text:p/>
        </draw:connector>
        <draw:frame draw:style-name="gr13" draw:text-style-name="P7" xml:id="id2" draw:id="id2" draw:layer="layout" svg:width="1.2cm" svg:height="1.2cm" svg:x="8.6cm" svg:y="1.4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12" draw:text-style-name="P7" draw:layer="layout" draw:type="line" svg:x1="11.536cm" svg:y1="3.095cm" svg:x2="9.8cm" svg:y2="2.303cm" draw:start-shape="id3" draw:start-glue-point="3" draw:end-shape="id2" draw:end-glue-point="4" svg:d="M11536 3095l-1736-792" svg:viewBox="0 0 1737 793">
          <text:p/>
        </draw:connector>
        <draw:connector draw:style-name="gr12" draw:text-style-name="P7" draw:layer="layout" draw:type="line" svg:x1="11.536cm" svg:y1="0.882cm" svg:x2="9.8cm" svg:y2="1.708cm" draw:start-shape="id4" draw:start-glue-point="3" draw:end-shape="id2" draw:end-glue-point="5" svg:d="M11536 882l-1736 826" svg:viewBox="0 0 1737 827">
          <text:p/>
        </draw:connector>
        <draw:connector draw:style-name="gr12" draw:text-style-name="P7" draw:layer="layout" draw:type="line" svg:x1="7.2cm" svg:y1="2cm" svg:x2="8.6cm" svg:y2="2cm" draw:start-shape="id5" draw:start-glue-point="1" draw:end-shape="id2" draw:end-glue-point="3" svg:d="M7200 2000h1400" svg:viewBox="0 0 1401 1">
          <text:p/>
        </draw:connector>
        <draw:frame draw:style-name="gr13" draw:text-style-name="P7" draw:layer="layout" svg:width="1.2cm" svg:height="1.2cm" svg:x="3.3cm" svg:y="1.4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frame draw:style-name="gr13" draw:text-style-name="P7" draw:layer="layout" svg:width="1.2cm" svg:height="1.2cm" svg:x="0.6cm" svg:y="1.4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3" draw:text-style-name="P7" xml:id="id5" draw:id="id5" draw:layer="layout" svg:width="1.2cm" svg:height="1.2cm" svg:x="6cm" svg:y="1.4cm">
          <draw:image xlink:href="Pictures/100000010000020000000200A9925FD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cm" fo:page-height="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18-12-09T15:12:40.422914519</meta:creation-date>
    <dc:date>2024-09-17T18:44:06.652958438</dc:date>
    <dc:creator>Philippe Latu</dc:creator>
    <meta:editing-duration>PT8H52M25S</meta:editing-duration>
    <meta:editing-cycles>60</meta:editing-cycles>
    <meta:generator>LibreOffice/24.8.1.2$MacOSX_X86_64 LibreOffice_project/87fa9aec1a63e70835390b81c40bb8993f1d4ff6</meta:generator>
    <meta:document-statistic meta:object-count="21"/>
  </office:meta>
</office:document-meta>
</file>